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be5c" officeooo:paragraph-rsid="000cd99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be5c" officeooo:paragraph-rsid="000abe5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18363" officeooo:paragraph-rsid="0011836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abe5c" officeooo:paragraph-rsid="000abe5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cd992" officeooo:paragraph-rsid="000cd99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9596" officeooo:paragraph-rsid="000e959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18363" officeooo:paragraph-rsid="0011836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24525" officeooo:paragraph-rsid="00124525" style:font-weight-asian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weight="normal" officeooo:rsid="00118363" officeooo:paragraph-rsid="0011836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18363" officeooo:paragraph-rsid="00118363" style:font-weight-asian="normal" style:font-weight-complex="normal"/>
    </style:style>
    <style:style style:name="T1" style:family="text">
      <style:text-properties officeooo:rsid="000abe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992" style:font-weight-asian="bold" style:font-weight-complex="bold"/>
    </style:style>
    <style:style style:name="T4" style:family="text">
      <style:text-properties fo:font-weight="bold" officeooo:rsid="000abe5c" style:font-weight-asian="bold" style:font-weight-complex="bold"/>
    </style:style>
    <style:style style:name="T5" style:family="text">
      <style:text-properties officeooo:rsid="000b05c1"/>
    </style:style>
    <style:style style:name="T6" style:family="text">
      <style:text-properties officeooo:rsid="000cd992"/>
    </style:style>
    <style:style style:name="T7" style:family="text">
      <style:text-properties officeooo:rsid="000fb915"/>
    </style:style>
    <style:style style:name="T8" style:family="text">
      <style:text-properties officeooo:rsid="000fcbea"/>
    </style:style>
    <style:style style:name="T9" style:family="text">
      <style:text-properties officeooo:rsid="0011127e"/>
    </style:style>
    <style:style style:name="T10" style:family="text">
      <style:text-properties officeooo:rsid="00118363"/>
    </style:style>
    <style:style style:name="T11" style:family="text">
      <style:text-properties officeooo:rsid="00124525"/>
    </style:style>
    <style:style style:name="T12" style:family="text">
      <style:text-properties officeooo:rsid="001309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MDISK <text:span text:style-name="T10">and SWAP</text:span> TUTORIAL</text:p>
      <text:p text:style-name="P1">1) RAM is quite fast – if one know what is doing, he or she <text:span text:style-name="T6">should</text:span> be able to fit in RAM memory with whole system, programs and so on.</text:p>
      <text:p text:style-name="P4">2) RAMDISK is temporal – in case of power supply shutdown all data from current session will be lost ( cheap UPS for oversensitive user<text:span text:style-name="T6">s</text:span> will be a great solution! ). <text:s/>These configurations are robust for restart and intended shutdown. It is auto mounted at startup.</text:p>
      <text:p text:style-name="P4">3) RAMDISK 1.5GB – create folder:</text:p>
      <text:p text:style-name="P4"><text:tab/># mkdir /home/XXXXX/RAMDISK</text:p>
      <text:p text:style-name="P4"><text:tab/># sudo mount -t tmpfs -o size=1536M,mode=777 tmpfs /home/XXXXX/RAMDISK</text:p>
      <text:p text:style-name="P4">4) add mount at startup append to file:</text:p>
      <text:p text:style-name="P4"><text:tab/>#sudo vim /etc/fstab</text:p>
      <text:p text:style-name="P4"><text:tab/><text:tab/># <text:s text:c="2"/>tmpfs /home/XXXXXX/RAMDISK tmpfs rw,size=1536M,mode=777 0 <text:s text:c="2"/>0</text:p>
      <text:p text:style-name="P4">5) RAMDISK flush on shutdown/on restart folder </text:p>
      <text:p text:style-name="P4"><text:tab/># mkdir <text:s/>/home/XXXXXX/RAMFLUSHDISK</text:p>
      <text:p text:style-name="P4"><text:tab/># sudo chmod 777 RAMFLUSHDISK</text:p>
      <text:p text:style-name="P4">6) script: <text:s/>/home/XXXXXX/flushRAMDISK.sh – it is copying RAMDISK folder RAM content on HDD to adjacent folder ( force, recursive and updating copy ):</text:p>
      <text:p text:style-name="P4"><text:tab/># #!/bin/sh</text:p>
      <text:p text:style-name="P4"><text:tab/># #cp -ruf /home/XXXXXX/RAMDISK/* /home/XXXXXX/RAMFLUSHDISK/</text:p>
      <text:p text:style-name="P4"><text:tab/># #exit 0</text:p>
      <text:p text:style-name="P4">7) add script execution at restart and shutdown of system:</text:p>
      <text:p text:style-name="P4"><text:tab/><text:span text:style-name="T5">7a) shutdown:</text:span></text:p>
      <text:p text:style-name="P4"><text:tab/><text:tab/># sudo cp flushRAMDISK.sh /etc/rc0.d/K99_flushRAMDISK</text:p>
      <text:p text:style-name="P4"><text:tab/><text:tab/># sudo chmod 777 /etc/rc0.d/K99_flushRAMDISK</text:p>
      <text:p text:style-name="P4"><text:tab/><text:tab/># sudo chmod +x /etc/rc0.d/K99_flushRAMDISK</text:p>
      <text:p text:style-name="P4"><text:tab/><text:span text:style-name="T5">7b) restart</text:span>:</text:p>
      <text:p text:style-name="P4"><text:tab/><text:tab/># sudo cp flushRAMDISK.sh /etc/rc6.d/K99_flushRAMDISK</text:p>
      <text:p text:style-name="P4"><text:tab/><text:tab/># sudo chmod 777 /etc/rc6.d/K99_flushRAMDISK</text:p>
      <text:p text:style-name="P4"><text:tab/><text:tab/># sudo chmod +x /etc/rc6.d/K99_flushRAMDISK </text:p>
      <text:p text:style-name="P4"/>
      <text:p text:style-name="P3">SWAP:</text:p>
      <text:p text:style-name="P7">1) <text:span text:style-name="T12">there are examples of ultra-high RAM amounts demands. It could be easily resolved with hard drive RAM memory extension <text:s/>called SWAP. C</text:span>onsider making a disk array in such scenario:</text:p>
      <text:p text:style-name="P9">-multiple hardware SSD ( smaller are faster in terms of kIOps/GB ) RAID 0 controllers, <text:span text:style-name="T11">or multiple M.2 disks in HBA’s ( PCIe adaptor )</text:span></text:p>
      <text:p text:style-name="P7"><text:tab/>-single software RAID 0 on above,</text:p>
      <text:p text:style-name="P7"><text:s text:c="4"/>please refer to <text:span text:style-name="T11">LINUX</text:span> <text:span text:style-name="T11">mdadm manpages.</text:span></text:p>
      <text:p text:style-name="P7">2) <text:span text:style-name="T11">create swap area on mdadm RAID 00, and obtain its UUID ( LINUX disks ),</text:span></text:p>
      <text:p text:style-name="P8">3) configure mount point at system startup:</text:p>
      <text:p text:style-name="P8"><text:tab/>#sudo vi /etc/fstab</text:p>
      <text:p text:style-name="P8"><text:tab/><text:tab/>UUID=obtainedNumber none swap sw</text:p>
      <text:p text:style-name="P8"><text:tab/>#sudo mount -a</text:p>
      <text:p text:style-name="P8">4) check if it is mounted:</text:p>
      <text:p text:style-name="P8"><text:tab/>#htop</text:p>
      <text:p text:style-name="P8">5) delete old swap file from system</text:p>
      <text:p text:style-name="P7"/>
      <text:p text:style-name="P5">Post Scriptum: RAMDISK is not <text:span text:style-name="T8">an</text:span> <text:span text:style-name="T7">ideal solution, like </text:span>a whole system in-RAM <text:span text:style-name="T7">distro</text:span>. Most popular <text:span text:style-name="T7">solution</text:span> is <text:span text:style-name="T7">to</text:span> start <text:span text:style-name="T7">an</text:span> operating system from liveCD ( at boot-up push down Tab and add ”toram” instead of „splash quiet” ). <text:span text:style-name="T1">In case of older hardware ( &lt; 1GB RAM ) obtaining </text:span>dedicated<text:span text:style-name="T1"> lightweight distribution ( f.e. Puppy LINUX ) would be better idea, than full editions like Ubuntu Server/Desktop 64bit.</text:span></text:p>
      <text:p text:style-name="P6"><text:soft-page-break/>Post Post Scriptum: <text:span text:style-name="T4">There are some other </text:span><text:span text:style-name="T2">( slow )</text:span><text:span text:style-name="T4"> tricks like mounting </text:span><text:span text:style-name="T3">remote</text:span><text:span text:style-name="T4"> Samba file server, using Dropbox, using git repositories ( saving work redundantly ) for obtaining additional disk space. </text:span>Pernamently one should make SSD RAID 0 ( up to 4-8 harddrives ) or SSD RAID 50 ( RAID 0 on 2-<text:span text:style-name="T7">3</text:span>xRAID5; up to 8-12 harddrives ) disk array as solution for saving data. With composition of Samba server; InfiniBand IB card ( few computers ) or 10GbE card + 10GbE switch hub ( computation cluster ) it should provide data handling solution. Note that there are non-network computation interconnections solutions ( saving whole data locally and synchronizing <text:span text:style-name="T9">changes</text:span> only ):</text:p>
      <text:p text:style-name="P6">rsync <text:s/>-u <text:s/>-v --progress <text:s/>-e ssh <text:s/>/home/user/pathToSourceFolder/* <text:s/>user@IPAddr:/home/user/pathToDestination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5:23.901201863</meta:creation-date>
    <dc:date>2018-02-20T18:06:54.674521241</dc:date>
    <meta:editing-duration>PT41M3S</meta:editing-duration>
    <meta:editing-cycles>9</meta:editing-cycles>
    <meta:generator>LibreOffice/6.0.1.1$Linux_X86_64 LibreOffice_project/60bfb1526849283ce2491346ed2aa51c465abfe6</meta:generator>
    <meta:document-statistic meta:table-count="0" meta:image-count="0" meta:object-count="0" meta:page-count="2" meta:paragraph-count="41" meta:word-count="510" meta:character-count="3236" meta:non-whitespace-character-count="2715"/>
  </office:meta>
</office:document-meta>
</file>